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36.00pt" fo:text-indent="-18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>Meeting</text:span></text:p>
      <text:p text:style-name="P1"><text:span text:style-name="T1">Date:<text:tab/><text:tab/>26 mars</text:span></text:p>
      <text:p text:style-name="P1"><text:span text:style-name="T1">Time:<text:tab/><text:tab/>15:15 – 16:10</text:span></text:p>
      <text:p text:style-name="P1"><text:span text:style-name="T1">Location:<text:tab/>grupprum 3507</text:span></text:p>
      <text:p text:style-name="P1"><text:span text:style-name="T1">Leader:<text:tab/><text:tab/>Teodor Ostwald</text:span></text:p>
      <text:p text:style-name="P1"><text:span text:style-name="T1">Attending:<text:tab/>Everyone</text:span></text:p>
      <text:p text:style-name="P1"><text:span text:style-name="T2"/></text:p>
      <text:list text:style-name="L2">
        <text:list-item>
          <text:p text:style-name="P2"><text:span text:style-name="T3">Objectives, resolve issues preventing the team to continue</text:span></text:p>
        </text:list-item>
      </text:list>
      <text:p text:style-name="P3"><text:span text:style-name="T4">Fully brief Teodor regarding the past week.</text:span></text:p>
      <text:p text:style-name="P3"><text:span text:style-name="T5"/></text:p>
      <text:list text:style-name="L4">
        <text:list-item>
          <text:p text:style-name="P4"><text:span text:style-name="T6">Reports from previous meetings</text:span></text:p>
        </text:list-item>
      </text:list>
      <text:p text:style-name="P5"><text:span text:style-name="T7">Observer patterns have been continuously implemented.</text:span></text:p>
      <text:p text:style-name="P5"><text:span text:style-name="T7">Teodor is now back.</text:span></text:p>
      <text:p text:style-name="P5"><text:span text:style-name="T7">Nothing's been done on the RAD but the use cases have been uploaded in a complete version.</text:span></text:p>
      <text:p text:style-name="P5"><text:span text:style-name="T7">Domain Model have been finished and uploaded to "cmp.comoj.com", Design Model is not yet fully completed.</text:span></text:p>
      <text:p text:style-name="P5"><text:span text:style-name="T7">SDD has not been worked on, buttons have started to appear on the map.</text:span></text:p>
      <text:p text:style-name="P5"><text:span text:style-name="T8"/></text:p>
      <text:list text:style-name="L6">
        <text:list-item>
          <text:p text:style-name="P6"><text:span text:style-name="T9">Discussion items</text:span><text:span text:style-name="T10"><text:s/>(how do we do...? What to do...? Why is...?)</text:span></text:p>
        </text:list-item>
      </text:list>
      <text:p text:style-name="P7"><text:span text:style-name="T10">Fully brief all members of the group regarding Git.</text:span></text:p>
      <text:p text:style-name="P7"><text:span text:style-name="T10">RAD and SDD must be brought up to date.</text:span></text:p>
      <text:p text:style-name="P7"><text:span text:style-name="T10">Decide specifics regarding 2-player mode and other details.</text:span></text:p>
      <text:p text:style-name="P7"><text:span text:style-name="T11"/></text:p>
      <text:list text:style-name="L8">
        <text:list-item>
          <text:p text:style-name="P8"><text:span text:style-name="T12">Outcomes and assingments</text:span><text:span text:style-name="T13"><text:s/>(It's decided that... Leaf should... CK should do...)</text:span></text:p>
        </text:list-item>
      </text:list>
      <text:p text:style-name="P9"><text:span text:style-name="T13">Teodor will bring RAD up to date, be briefed on git, and generally get an overlook of the project after a weeks abcense.</text:span></text:p>
      <text:p text:style-name="P9"><text:span text:style-name="T13">Markus will teach Teodor git and can keep coding the Launcher.</text:span></text:p>
      <text:p text:style-name="P9"><text:span text:style-name="T13">Emil will try and implement Move commands to the Map and add a button or two aswell.</text:span></text:p>
      <text:p text:style-name="P9"><text:span text:style-name="T13">Rickard will bring the SDD up to date and work with Emil with Move.</text:span></text:p>
      <text:p text:style-name="P9"><text:span text:style-name="T14"/></text:p>
      <text:list text:style-name="L10">
        <text:list-item>
          <text:p text:style-name="P10"><text:span text:style-name="T15">Other points of discussion</text:span><text:span text:style-name="T16"><text:s/>(ideas, issues from group members)</text:span></text:p>
        </text:list-item>
      </text:list>
      <text:p text:style-name="P11"><text:span text:style-name="T16">Mackro wants Map to follow MVC pattern. Discussion regarding how to design Model-Map interaction is commencing.</text:span></text:p>
      <text:p text:style-name="P11"><text:span text:style-name="T16">An interest of grabbing a beer after a work session to increase group morale and create stonger bonds within the group.</text:span></text:p>
      <text:p text:style-name="P11"><text:span text:style-name="T16">Planning when to work together during the coming two weeks of spring break.</text:span></text:p>
      <text:p text:style-name="P12"><text:span text:style-name="T17"/></text:p>
      <text:list text:style-name="L13">
        <text:list-item>
          <text:p text:style-name="P13"><text:span text:style-name="T18">Wrap up</text:span><text:span text:style-name="T19"><text:s/>(unsolved... next meeting...</text:span></text:p>
        </text:list-item>
      </text:list>
      <text:p text:style-name="P14"><text:span text:style-name="T20"/></text:p>
      <text:p text:style-name="P14"><text:span text:style-name="T21">Next meeting will be held wed 28/3 at 8:00.</text:span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